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BiblioResolver.listResources( Repository repository , ModuleRevisionId mrid , String pattern , Artifact artifac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IBiblioResolver.IBiblio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BiblioResolver.findTokenValues( Collection names , List patterns , Map tokenValues , String toke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BiblioResolver.isUseMaven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BiblioResolver.findSnapshotVersion( ModuleRevisionId mrid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">
            <text:p text:style-name="Table_20_Contents">4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IBiblioResolver.getArtifact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BiblioResolver.setRoot( String roo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BiblioResolver.findArtifactRef( Artifact artifact , Date d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BiblioResolver.listRevisionsWithMavenMetadata( Repository repository , String metadataLocatio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IBiblioResolver.listOrganis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BiblioResolver.exists(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BiblioResolver.dump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BiblioResolver.listTokenValues( String token , Map otherTokenValu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BiblioResolver.get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BiblioResolver.getDependency( DependencyDescriptor dd , Resolve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BiblioResolver.listRevisions( ModuleEntry m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BiblioResolver.locate(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BiblioResolver.get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BiblioResolver.listRevisionsWithMavenMetadata( Repository repository , Map token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BiblioResolver.endElement( String uri , String localName , String q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BiblioResolver.setUsepoms( boolean usepo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BiblioResolver.setUseMavenMetadata( boolean useMaven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BiblioResolver.getModuleDescriptor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BiblioResolver.isUsepo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BiblioResolver.setM2compatible( boolean m2compatib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BiblioResolver.shouldUseMavenMetadata( String patter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BiblioResolver.findSnapshotDescriptor( DependencyDescriptor dd , ResolveData data , ModuleRevisionId mr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BiblioResolver.getWhole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BiblioResolver.listModules( OrganisationEntry or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BiblioResolver.findSnapshotArtifact( Artifact artifact , Date date , ModuleRevisionId mr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BiblioResolver.download( Artifact [ ] artifacts , Download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BiblioResolver.updateWholePatter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BiblioResolver.get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BiblioResolver.setPattern( String patter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BiblioResolver.ensureConfigured( ResolverSettings setting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IBiblioResolver.listTokenValues( String pattern , String toke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IBiblioResolver.findIvyFileRef( DependencyDescriptor dd , ResolveData data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BiblioResolver.publish( Artifact artifact , File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